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indent="1.249cm" style:auto-text-indent="false"/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line-height="150%" fo:text-indent="1.249cm" style:auto-text-indent="false"/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e Goiás</text:p>
      <text:p text:style-name="P4">Marco Aurélio Camargo Oliveira, 090215</text:p>
      <text:p text:style-name="P4">Relatório do dia 19/10/2012 até 26/10/2012</text:p>
      <text:p text:style-name="Standard"/>
      <text:p text:style-name="P2"/>
      <text:p text:style-name="P3">Na primeira semana do projeto me foi atribuído o papel de Gestor dos Riscos. Este papel tem por função identificar, analisar e acompanhar os riscos do projeto.</text:p>
      <text:p text:style-name="P3">Dessa forma fiz a identificação dos primeiros riscos e analisei o impacto, a probabilidade e a priorização de cada risco com base em dados históricos dos outros projetos realizados durante o curso. <text:tab/>Entreguei até a data estipulada (26/10) o documento SGB_PLGRI_PlanoDeGerênciaDeRiscos <text:s/>no qual elaborei uma plano simples para identificação, análise e acompanhamento dos riscos pautado principalmente em reuniões semanais entre os gestores.</text:p>
      <text:p text:style-name="P3">Também realizei a entrega do documento SGB_ANRI_AnáliseDeRiscos no qual estão efetivamente identificados os riscos sua respectiva análise quanto ao impacto, a probabilidade e a priorização. Neste documento também está registrado ações para mitigação dos riscos e o respectivo acompanhamento dessas ações.</text:p>
      <text:p text:style-name="P3">Total de horas gastas nas duas atividades, 4 horas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7:32:21.42</meta:creation-date>
    <dc:date>2012-10-29T19:15:15.10</dc:date>
    <meta:editing-duration>PT1H20M47S</meta:editing-duration>
    <meta:editing-cycles>6</meta:editing-cycles>
    <meta:generator>BrOffice/3.3$Win32 LibreOffice_project/330m19$Build-401</meta:generator>
    <meta:document-statistic meta:table-count="0" meta:image-count="0" meta:object-count="0" meta:page-count="1" meta:paragraph-count="7" meta:word-count="154" meta:character-count="1062"/>
  </office:meta>
</office:document-meta>
</file>